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rsid="000a77d3" officeooo:paragraph-rsid="000a77d3"/>
    </style:style>
    <style:style style:name="P2" style:family="paragraph" style:parent-style-name="Preformatted_20_Text">
      <style:paragraph-properties fo:text-align="center" style:justify-single-word="false"/>
      <style:text-properties officeooo:rsid="000a77d3" officeooo:paragraph-rsid="000a77d3"/>
    </style:style>
    <style:style style:name="P3" style:family="paragraph" style:parent-style-name="Preformatted_20_Text">
      <style:paragraph-properties fo:text-align="start" style:justify-single-word="false"/>
      <style:text-properties officeooo:rsid="000a77d3" officeooo:paragraph-rsid="000a77d3"/>
    </style:style>
    <style:style style:name="P4" style:family="paragraph" style:parent-style-name="Preformatted_20_Text">
      <style:paragraph-properties fo:text-align="start" style:justify-single-word="false"/>
      <style:text-properties officeooo:rsid="000a77d3" officeooo:paragraph-rsid="000edd28"/>
    </style:style>
    <style:style style:name="P5" style:family="paragraph" style:parent-style-name="Preformatted_20_Text">
      <style:paragraph-properties fo:text-align="start" style:justify-single-word="false"/>
      <style:text-properties officeooo:rsid="000b82fe" officeooo:paragraph-rsid="000b82fe"/>
    </style:style>
    <style:style style:name="P6" style:family="paragraph" style:parent-style-name="Preformatted_20_Text">
      <style:paragraph-properties fo:text-align="start" style:justify-single-word="false"/>
      <style:text-properties officeooo:rsid="000edd28" officeooo:paragraph-rsid="000edd28"/>
    </style:style>
    <style:style style:name="P7" style:family="paragraph" style:parent-style-name="Preformatted_20_Text" style:list-style-name="L1">
      <style:paragraph-properties fo:text-align="start" style:justify-single-word="false"/>
      <style:text-properties officeooo:rsid="000b82fe" officeooo:paragraph-rsid="000b82fe"/>
    </style:style>
    <style:style style:name="P8" style:family="paragraph" style:parent-style-name="Preformatted_20_Text" style:list-style-name="L1">
      <style:paragraph-properties fo:text-align="start" style:justify-single-word="false"/>
      <style:text-properties officeooo:rsid="000cfa10" officeooo:paragraph-rsid="000cfa10"/>
    </style:style>
    <style:style style:name="P9" style:family="paragraph" style:parent-style-name="Preformatted_20_Text" style:list-style-name="L1">
      <style:paragraph-properties fo:text-align="start" style:justify-single-word="false"/>
      <style:text-properties officeooo:rsid="000fcca3" officeooo:paragraph-rsid="000fcca3"/>
    </style:style>
    <style:style style:name="T1" style:family="text">
      <style:text-properties style:text-position="super 58%"/>
    </style:style>
    <style:style style:name="T2" style:family="text">
      <style:text-properties officeooo:rsid="000b82fe"/>
    </style:style>
    <style:style style:name="T3" style:family="text">
      <style:text-properties officeooo:rsid="000edd28"/>
    </style:style>
    <style:style style:name="T4" style:family="text">
      <style:text-properties officeooo:rsid="000fcca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hmed Khan</text:p>
      <text:p text:style-name="P1">Adam Freed</text:p>
      <text:p text:style-name="P1">Professor Chenhansa</text:p>
      <text:p text:style-name="P1">CS-124</text:p>
      <text:p text:style-name="P1">30<text:span text:style-name="T1">th</text:span> March 2023</text:p>
      <text:p text:style-name="P2">Lab3 Pre-Lab Report</text:p>
      <text:p text:style-name="P6">Purpose:</text:p>
      <text:p text:style-name="P4"><text:tab/>The purpose of this lab is to be the culmination of everything learned in the Ohlone C++ curriculum, with advanced data structures utilized for real world applications, such as encryption and compression, fields which still have room for innovation. Through the self implementation of data structures such has hash tables and trees, an intuition is built for where else they can be utilized. Trees especially are a fundamental element of discrete structures, logic and mathematics who’s algorithms take longer than the age of the universe to solve by brute force. Such discrete mathematics are the foundation of our instant search algorithms that rank trillions of results in fractions of a second, the burgeoning field of AI that is quickly demonstrating aspects of surpassing human capabilities, and encryption upon which we entrust every personal aspect of our lives. This preliminary experimentation serves as a stepping stone to the big leagues of computer science.</text:p>
      <text:p text:style-name="P3"><text:tab/><text:span text:style-name="T2">What this program does is allow the user to effortlessly present the computer with data and need not be explicit with instructions, as the system is designed to discern what its objectives must be. The program will decide whether to encrypt given plain text, or vice versa, and adapt to unforeseen instances of foreign characters in the data. The programs utility will be made further robust via an adaptable encryption system, allowing the user to present an alternative cypher like an Enigma Machine and change the encryption format completely. There are ever-present cyber-security threats that must be safeguarded against by staying one step ahead. Lastly, the program will be memory safe and efficient, employing professional practices during runtime and displaying 0 leaked memory afterwards.</text:span></text:p>
      <text:p text:style-name="P3"/>
      <text:p text:style-name="P6">Plan:</text:p>
      <text:p text:style-name="P6"><text:tab/>Will first implement a runtime class to link with main and provide with main_loop and basic prompts for starting, stopping, and restarting the program. IO will include string input verification as well as file existence verification. Will begin development on a hashmap class, and import the preexisting tree class from another project and adapt it to function as a binary tree. These can happen concurrently since these data structures will be black box implementations that have no dependencies on the program. Will either derive or obtain a hufmann tree for compression, and have the crypt class have the functionality to default construct the tree and its respective hash map unless presented with an alternative cypher, where it will then override and propagate them into both data structures. <text:span text:style-name="T4">Finally, have a discerner function that can detect whether a file is arriving encrypted or plain text. This comes last as we will need fully functional and perfected encryption and decryption algorithms that we will first hard-code to pass through either channel so we know it works before letting the program decide what to do with data, as we can only judge its functionality based on results we know to be accurate in the first place.</text:span> <text:s/></text:p>
      <text:p text:style-name="P3"/>
      <text:p text:style-name="P5"><text:span text:style-name="T3">Timeline </text:span>(tentative): </text:p>
      <text:list xml:id="list1117021920" text:style-name="L1">
        <text:list-item>
          <text:p text:style-name="P7">Ahmed has a personal project with a tree class he implemented months prior, implemented with guard clauses preventing ancestors from nesting within their own descendants, nor nesting within themselves. Such safety precautions are crucial to prevent any chance for undefined behavior <text:span text:style-name="T3">that would other cause runtime-issues.</text:span></text:p>
        </text:list-item>
        <text:list-item>
          <text:p text:style-name="P7">Need to either research or derive the methods for creating an optimal Huffman compression tree either through statistics or algorithms. Last case resort is we just insert them based on subjective judgment, but that is seldom likely. </text:p>
        </text:list-item>
        <text:list-item>
          <text:p text:style-name="P8">As of 3/28/23, have created a github repository where the program files, flow chart xml, and report document are housed. This should serve as the means of <text:soft-page-break/>version control and documentation of change through commits in a collaborative setting, and is a great improvement over replit and google docs. Such professional experience should bode well for the future.</text:p>
        </text:list-item>
        <text:list-item>
          <text:p text:style-name="P8">3/30/23 Report and flowchart drafted, laying groundwork for class structure. Classes will most likely include: Tree (for decryption), Hashmap (for encryption), File (for parsing and saving), Crypt (for data processing implementation and objective discernment), and lastly Runtime to house user IO, global data such as file names and file data, domain state scopes and booleans, and the main loop with enter and exit prompts.</text:p>
        </text:list-item>
        <text:list-item>
          <text:p text:style-name="P9">03/31/23 Begin on main_loop, hashmap, and tree classes.</text:p>
        </text:list-item>
        <text:list-item>
          <text:p text:style-name="P9">04/01/23 Stay on high alert for pranks. Derive the huffman tree from the average distribution of letters in the English language, and add them to the previously implemented data structures. </text:p>
        </text:list-item>
        <text:list-item>
          <text:p text:style-name="P9">04/02/23 Pass strings through crypt functions that either decrypt or encrypt that rely on the previously implemented data structures with their huffman encoding character schemes.</text:p>
        </text:list-item>
        <text:list-item>
          <text:p text:style-name="P9">04/03/23 Parser function that reads file contents including spaces into the program. Discerner function that decides whether a given file is to be encrypted or decrypted. File saving functionality. </text:p>
        </text:list-item>
        <text:list-item>
          <text:p text:style-name="P9">04/04/23 Ahmed unavailable, full schedule from 9 am to 9 pm.</text:p>
        </text:list-item>
        <text:list-item>
          <text:p text:style-name="P9">04/05/23 Rehearse demonstration for demo’s the following day, record product video.</text:p>
        </text:list-item>
        <text:list-item>
          <text:p text:style-name="P9">04/06/23 Final tweaks based on instructor feedback. Finalize report.</text:p>
        </text:list-item>
        <text:list-item>
          <text:p text:style-name="P9">04/07/23 Submiss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30T04:41:01.322828873</dc:date>
    <meta:editing-duration>PT15M39S</meta:editing-duration>
    <meta:editing-cycles>2</meta:editing-cycles>
    <meta:generator>LibreOffice/7.3.7.2$Linux_X86_64 LibreOffice_project/30$Build-2</meta:generator>
    <meta:document-statistic meta:table-count="0" meta:image-count="0" meta:object-count="0" meta:page-count="2" meta:paragraph-count="24" meta:word-count="838" meta:character-count="5326" meta:non-whitespace-character-count="4515"/>
  </office:meta>
</office:document-meta>
</file>